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tail0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Detail0.A" style:family="table-column">
      <style:table-column-properties style:column-width="2.828cm" style:rel-column-width="7210*"/>
    </style:style>
    <style:style style:name="Detail0.B" style:family="table-column">
      <style:table-column-properties style:column-width="22.872cm" style:rel-column-width="58325*"/>
    </style:style>
    <style:style style:name="Detail0.1" style:family="table-row">
      <style:table-row-properties style:row-height="0.499cm"/>
    </style:style>
    <style:style style:name="Detail0.A1" style:family="table-cell">
      <style:table-cell-properties style:vertical-align="top" fo:background-color="transparent">
        <style:background-image/>
      </style:table-cell-properties>
    </style:style>
    <style:style style:name="Detail0.B1" style:family="table-cell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T1" style:family="text">
      <style:text-properties officeooo:rsid="0004ec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etail0" table:style-name="Detail0">
        <table:table-column table:style-name="Detail0.A"/>
        <table:table-column table:style-name="Detail0.B"/>
        <table:table-row table:style-name="Detail0.1">
          <table:table-cell table:style-name="Detail0.A1" office:value-type="string">
            <text:p text:style-name="P2">nombreAct</text:p>
          </table:table-cell>
          <table:table-cell table:style-name="Detail0.B1" office:value-type="string">
            <text:p text:style-name="P1">Salida al museo</text:p>
          </table:table-cell>
        </table:table-row>
        <table:table-row table:style-name="Detail0.1">
          <table:table-cell table:style-name="Detail0.A1" office:value-type="string">
            <text:p text:style-name="P2">FechaInicial</text:p>
          </table:table-cell>
          <table:table-cell table:style-name="Detail0.B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FechaFinal</text:p>
          </table:table-cell>
          <table:table-cell table:style-name="Detail0.B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HoraInicial</text:p>
          </table:table-cell>
          <table:table-cell table:style-name="Detail0.B1" office:value-type="string">
            <text:p text:style-name="P1">08:30:00</text:p>
          </table:table-cell>
        </table:table-row>
        <table:table-row table:style-name="Detail0.1">
          <table:table-cell table:style-name="Detail0.A1" office:value-type="string">
            <text:p text:style-name="P2">HoraFinal</text:p>
          </table:table-cell>
          <table:table-cell table:style-name="Detail0.B1" office:value-type="string">
            <text:p text:style-name="P1">19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B1" office:value-type="string">
            <text:p text:style-name="P1">Pablo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B1" office:value-type="string">
            <text:p text:style-name="P1">Sanz Campo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B1" office:value-type="string">
            <text:p text:style-name="P1">responsable</text:p>
          </table:table-cell>
        </table:table-row>
        <table:table-row table:style-name="Detail0.1">
          <table:table-cell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2">nombreAct</text:p>
          </table:table-cell>
          <table:table-cell table:style-name="Detail0.B1" office:value-type="string">
            <text:p text:style-name="P1">Salida al museo</text:p>
          </table:table-cell>
        </table:table-row>
        <table:table-row table:style-name="Detail0.1">
          <table:table-cell table:style-name="Detail0.A1" office:value-type="string">
            <text:p text:style-name="P2">FechaInicial</text:p>
          </table:table-cell>
          <table:table-cell table:style-name="Detail0.B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FechaFinal</text:p>
          </table:table-cell>
          <table:table-cell table:style-name="Detail0.B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HoraInicial</text:p>
          </table:table-cell>
          <table:table-cell table:style-name="Detail0.B1" office:value-type="string">
            <text:p text:style-name="P1">08:30:00</text:p>
          </table:table-cell>
        </table:table-row>
        <table:table-row table:style-name="Detail0.1">
          <table:table-cell table:style-name="Detail0.A1" office:value-type="string">
            <text:p text:style-name="P2">HoraFinal</text:p>
          </table:table-cell>
          <table:table-cell table:style-name="Detail0.B1" office:value-type="string">
            <text:p text:style-name="P1">19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B1" office:value-type="string">
            <text:p text:style-name="P1">Maria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B1" office:value-type="string">
            <text:p text:style-name="P1">Gutierrez Casta<text:span text:style-name="T1">ñ</text:span>eda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B1" office:value-type="string">
            <text:p text:style-name="P1">participante</text:p>
          </table:table-cell>
        </table:table-row>
        <table:table-row table:style-name="Detail0.1">
          <table:table-cell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2">nombreAct</text:p>
          </table:table-cell>
          <table:table-cell table:style-name="Detail0.B1" office:value-type="string">
            <text:p text:style-name="P1">Salida al museo</text:p>
          </table:table-cell>
        </table:table-row>
        <table:table-row table:style-name="Detail0.1">
          <table:table-cell table:style-name="Detail0.A1" office:value-type="string">
            <text:p text:style-name="P2">FechaInicial</text:p>
          </table:table-cell>
          <table:table-cell table:style-name="Detail0.B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FechaFinal</text:p>
          </table:table-cell>
          <table:table-cell table:style-name="Detail0.B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HoraInicial</text:p>
          </table:table-cell>
          <table:table-cell table:style-name="Detail0.B1" office:value-type="string">
            <text:p text:style-name="P1">08:30:00</text:p>
          </table:table-cell>
        </table:table-row>
        <text:soft-page-break/>
        <table:table-row table:style-name="Detail0.1">
          <table:table-cell table:style-name="Detail0.A1" office:value-type="string">
            <text:p text:style-name="P2">HoraFinal</text:p>
          </table:table-cell>
          <table:table-cell table:style-name="Detail0.B1" office:value-type="string">
            <text:p text:style-name="P1">19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B1" office:value-type="string">
            <text:p text:style-name="P1">Victoria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B1" office:value-type="string">
            <text:p text:style-name="P1">Martinez Balbas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B1" office:value-type="string">
            <text:p text:style-name="P1">participante</text:p>
          </table:table-cell>
        </table:table-row>
        <table:table-row table:style-name="Detail0.1">
          <table:table-cell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2">nombreAct</text:p>
          </table:table-cell>
          <table:table-cell table:style-name="Detail0.B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2">FechaInicial</text:p>
          </table:table-cell>
          <table:table-cell table:style-name="Detail0.B1" office:value-type="string">
            <text:p text:style-name="P1">2020-02-22</text:p>
          </table:table-cell>
        </table:table-row>
        <table:table-row table:style-name="Detail0.1">
          <table:table-cell table:style-name="Detail0.A1" office:value-type="string">
            <text:p text:style-name="P2">FechaFinal</text:p>
          </table:table-cell>
          <table:table-cell table:style-name="Detail0.B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Inicial</text:p>
          </table:table-cell>
          <table:table-cell table:style-name="Detail0.B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Final</text:p>
          </table:table-cell>
          <table:table-cell table:style-name="Detail0.B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B1" office:value-type="string">
            <text:p text:style-name="P1">Pablo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B1" office:value-type="string">
            <text:p text:style-name="P1">Sanz Campo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B1" office:value-type="string">
            <text:p text:style-name="P1">responsable</text:p>
          </table:table-cell>
        </table:table-row>
        <table:table-row table:style-name="Detail0.1">
          <table:table-cell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2">nombreAct</text:p>
          </table:table-cell>
          <table:table-cell table:style-name="Detail0.B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2">FechaInicial</text:p>
          </table:table-cell>
          <table:table-cell table:style-name="Detail0.B1" office:value-type="string">
            <text:p text:style-name="P1">2020-02-22</text:p>
          </table:table-cell>
        </table:table-row>
        <table:table-row table:style-name="Detail0.1">
          <table:table-cell table:style-name="Detail0.A1" office:value-type="string">
            <text:p text:style-name="P2">FechaFinal</text:p>
          </table:table-cell>
          <table:table-cell table:style-name="Detail0.B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Inicial</text:p>
          </table:table-cell>
          <table:table-cell table:style-name="Detail0.B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Final</text:p>
          </table:table-cell>
          <table:table-cell table:style-name="Detail0.B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B1" office:value-type="string">
            <text:p text:style-name="P1">Lulu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B1" office:value-type="string">
            <text:p text:style-name="P1">Ortiz Royuela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B1" office:value-type="string">
            <text:p text:style-name="P1">participante</text:p>
          </table:table-cell>
        </table:table-row>
        <text:soft-page-break/>
        <table:table-row table:style-name="Detail0.1"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date>2024-05-16T18:29:41.070000000</dc:date>
    <meta:editing-duration>PT27S</meta:editing-duration>
    <meta:editing-cycles>1</meta:editing-cycles>
    <meta:document-statistic meta:table-count="3" meta:image-count="0" meta:object-count="0" meta:page-count="3" meta:paragraph-count="80" meta:word-count="95" meta:character-count="746" meta:non-whitespace-character-count="731"/>
  </office:meta>
</office:document-meta>
</file>